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3">
      <style:paragraph-properties fo:text-align="justify" style:justify-single-word="false"/>
      <style:text-properties fo:language="fr" fo:country="FR" officeooo:rsid="0016de1c" officeooo:paragraph-rsid="0016de1c"/>
    </style:style>
    <style:style style:name="P2" style:family="paragraph" style:parent-style-name="Heading_20_3">
      <style:paragraph-properties fo:text-align="justify" style:justify-single-word="false"/>
      <style:text-properties fo:language="fr" fo:country="FR" officeooo:rsid="0018a901" officeooo:paragraph-rsid="0018a901"/>
    </style:style>
    <style:style style:name="P3" style:family="paragraph" style:parent-style-name="Heading_20_3" style:list-style-name="">
      <style:paragraph-properties fo:text-align="justify" style:justify-single-word="false"/>
      <style:text-properties fo:language="fr" fo:country="FR" officeooo:rsid="0018a901" officeooo:paragraph-rsid="0018a901"/>
    </style:style>
    <style:style style:name="P4" style:family="paragraph" style:parent-style-name="Heading_20_3">
      <style:paragraph-properties fo:text-align="justify" style:justify-single-word="false"/>
      <style:text-properties fo:language="fr" fo:country="FR" officeooo:rsid="001acd0e" officeooo:paragraph-rsid="001acd0e"/>
    </style:style>
    <style:style style:name="P5" style:family="paragraph" style:parent-style-name="Heading_20_3" style:list-style-name="">
      <style:text-properties fo:language="fr" fo:country="FR" officeooo:rsid="0031fe76" officeooo:paragraph-rsid="0031fe76"/>
    </style:style>
    <style:style style:name="P6" style:family="paragraph" style:parent-style-name="Heading_20_3">
      <style:text-properties officeooo:rsid="00346f48" officeooo:paragraph-rsid="00346f48"/>
    </style:style>
    <style:style style:name="P7" style:family="paragraph" style:parent-style-name="Heading_20_3">
      <style:paragraph-properties fo:text-align="justify" style:justify-single-word="false" fo:break-before="page"/>
      <style:text-properties fo:language="fr" fo:country="FR" officeooo:rsid="0018a901" officeooo:paragraph-rsid="0018a901"/>
    </style:style>
    <style:style style:name="P8" style:family="paragraph" style:parent-style-name="Heading_20_3">
      <style:paragraph-properties fo:text-align="justify" style:justify-single-word="false" fo:break-before="page"/>
      <style:text-properties fo:language="fr" fo:country="FR" officeooo:rsid="0022d695" officeooo:paragraph-rsid="0022d695"/>
    </style:style>
    <style:style style:name="P9" style:family="paragraph" style:parent-style-name="Heading_20_3">
      <style:paragraph-properties fo:break-before="page"/>
      <style:text-properties fo:language="fr" fo:country="FR" officeooo:rsid="0031fe76" officeooo:paragraph-rsid="0031fe76"/>
    </style:style>
    <style:style style:name="P10" style:family="paragraph" style:parent-style-name="Heading_20_2">
      <style:text-properties fo:language="fr" fo:country="FR" style:text-underline-style="solid" style:text-underline-width="auto" style:text-underline-color="font-color" officeooo:rsid="001acd0e" officeooo:paragraph-rsid="001acd0e"/>
    </style:style>
    <style:style style:name="P11" style:family="paragraph" style:parent-style-name="Heading_20_2">
      <style:text-properties fo:language="fr" fo:country="FR" officeooo:paragraph-rsid="001acd0e"/>
    </style:style>
    <style:style style:name="P12" style:family="paragraph" style:parent-style-name="Heading">
      <style:paragraph-properties fo:text-align="justify" style:justify-single-word="false"/>
      <style:text-properties fo:language="fr" fo:country="FR" style:text-underline-style="solid" style:text-underline-width="auto" style:text-underline-color="font-color" fo:font-weight="normal" officeooo:rsid="002a19b3" officeooo:paragraph-rsid="002a19b3" style:font-weight-asian="normal" style:font-weight-complex="normal"/>
    </style:style>
    <style:style style:name="P13" style:family="paragraph" style:parent-style-name="Heading">
      <style:paragraph-properties fo:text-align="justify" style:justify-single-word="false"/>
      <style:text-properties fo:language="fr" fo:country="FR" style:text-underline-style="solid" style:text-underline-width="auto" style:text-underline-color="font-color" officeooo:rsid="003143d0" officeooo:paragraph-rsid="003143d0"/>
    </style:style>
    <style:style style:name="P14" style:family="paragraph" style:parent-style-name="Text_20_body">
      <style:paragraph-properties fo:text-align="justify" style:justify-single-word="false"/>
      <style:text-properties fo:language="fr" fo:country="FR" officeooo:rsid="001673f5" officeooo:paragraph-rsid="001673f5"/>
    </style:style>
    <style:style style:name="P15" style:family="paragraph" style:parent-style-name="Text_20_body">
      <style:paragraph-properties fo:text-align="justify" style:justify-single-word="false"/>
      <style:text-properties fo:language="fr" fo:country="FR" officeooo:rsid="0016de1c" officeooo:paragraph-rsid="0016de1c"/>
    </style:style>
    <style:style style:name="P16" style:family="paragraph" style:parent-style-name="Text_20_body" style:list-style-name="L1">
      <style:paragraph-properties fo:text-align="justify" style:justify-single-word="false"/>
      <style:text-properties fo:language="fr" fo:country="FR" fo:font-weight="bold" officeooo:rsid="0016de1c" officeooo:paragraph-rsid="0016de1c" style:font-weight-asian="bold" style:font-weight-complex="bold"/>
    </style:style>
    <style:style style:name="P17" style:family="paragraph" style:parent-style-name="Text_20_body" style:list-style-name="L1">
      <style:paragraph-properties fo:text-align="justify" style:justify-single-word="false"/>
      <style:text-properties fo:language="fr" fo:country="FR" fo:font-weight="normal" officeooo:rsid="0016de1c" officeooo:paragraph-rsid="0016de1c" style:font-weight-asian="normal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fo:language="fr" fo:country="FR" fo:font-weight="normal" officeooo:rsid="0016de1c" officeooo:paragraph-rsid="0016de1c" style:font-weight-asian="normal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fo:language="fr" fo:country="FR" officeooo:paragraph-rsid="0016de1c"/>
    </style:style>
    <style:style style:name="P20" style:family="paragraph" style:parent-style-name="Text_20_body">
      <style:paragraph-properties fo:text-align="justify" style:justify-single-word="false"/>
      <style:text-properties fo:language="fr" fo:country="FR" officeooo:paragraph-rsid="0018a901"/>
    </style:style>
    <style:style style:name="P21" style:family="paragraph" style:parent-style-name="Text_20_body">
      <style:paragraph-properties fo:text-align="justify" style:justify-single-word="false"/>
      <style:text-properties fo:language="fr" fo:country="FR" officeooo:paragraph-rsid="001acd0e"/>
    </style:style>
    <style:style style:name="P22" style:family="paragraph" style:parent-style-name="Text_20_body">
      <style:paragraph-properties fo:text-align="justify" style:justify-single-word="false"/>
      <style:text-properties fo:language="fr" fo:country="FR" officeooo:paragraph-rsid="0022d695"/>
    </style:style>
    <style:style style:name="P23" style:family="paragraph" style:parent-style-name="Text_20_body" style:list-style-name="L2">
      <style:paragraph-properties fo:text-align="justify" style:justify-single-word="false"/>
      <style:text-properties fo:language="fr" fo:country="FR" officeooo:rsid="0018a901" officeooo:paragraph-rsid="0018a901"/>
    </style:style>
    <style:style style:name="P24" style:family="paragraph" style:parent-style-name="Text_20_body">
      <style:paragraph-properties fo:text-align="justify" style:justify-single-word="false"/>
      <style:text-properties fo:language="fr" fo:country="FR" officeooo:rsid="0018a901" officeooo:paragraph-rsid="0018a901"/>
    </style:style>
    <style:style style:name="P25" style:family="paragraph" style:parent-style-name="Text_20_body" style:list-style-name="L3">
      <style:paragraph-properties fo:text-align="justify" style:justify-single-word="false"/>
      <style:text-properties fo:language="fr" fo:country="FR" officeooo:rsid="0018a901" officeooo:paragraph-rsid="0018a901"/>
    </style:style>
    <style:style style:name="P26" style:family="paragraph" style:parent-style-name="Text_20_body" style:list-style-name="L3">
      <style:paragraph-properties fo:text-align="justify" style:justify-single-word="false"/>
      <style:text-properties fo:language="fr" fo:country="FR" officeooo:rsid="001949fe" officeooo:paragraph-rsid="001949fe"/>
    </style:style>
    <style:style style:name="P27" style:family="paragraph" style:parent-style-name="Text_20_body">
      <style:text-properties fo:language="fr" fo:country="FR" officeooo:paragraph-rsid="001acd0e"/>
    </style:style>
    <style:style style:name="P28" style:family="paragraph" style:parent-style-name="Text_20_body">
      <style:paragraph-properties fo:line-height="100%" fo:text-align="end" style:justify-single-word="false"/>
      <style:text-properties fo:language="fr" fo:country="FR" fo:font-style="italic" officeooo:rsid="001acd0e" officeooo:paragraph-rsid="001acd0e" style:font-style-asian="italic" style:font-style-complex="italic"/>
    </style:style>
    <style:style style:name="P29" style:family="paragraph" style:parent-style-name="Text_20_body" style:list-style-name="L4">
      <style:paragraph-properties fo:text-align="justify" style:justify-single-word="false"/>
      <style:text-properties fo:language="fr" fo:country="FR" officeooo:rsid="001be82d" officeooo:paragraph-rsid="001be82d"/>
    </style:style>
    <style:style style:name="P30" style:family="paragraph" style:parent-style-name="Text_20_body" style:list-style-name="L4">
      <style:paragraph-properties fo:text-align="justify" style:justify-single-word="false"/>
      <style:text-properties fo:language="fr" fo:country="FR" officeooo:rsid="001d4ce0" officeooo:paragraph-rsid="001d4ce0"/>
    </style:style>
    <style:style style:name="P31" style:family="paragraph" style:parent-style-name="Text_20_body" style:list-style-name="L4">
      <style:paragraph-properties fo:text-align="justify" style:justify-single-word="false"/>
      <style:text-properties fo:language="fr" fo:country="FR" officeooo:rsid="001dd824" officeooo:paragraph-rsid="001dd824"/>
    </style:style>
    <style:style style:name="P32" style:family="paragraph" style:parent-style-name="Text_20_body" style:list-style-name="L4">
      <style:paragraph-properties fo:text-align="justify" style:justify-single-word="false"/>
      <style:text-properties fo:language="fr" fo:country="FR" officeooo:rsid="001eed28" officeooo:paragraph-rsid="001eed28"/>
    </style:style>
    <style:style style:name="P33" style:family="paragraph" style:parent-style-name="Text_20_body" style:list-style-name="L4">
      <style:paragraph-properties fo:text-align="justify" style:justify-single-word="false"/>
      <style:text-properties fo:language="fr" fo:country="FR" officeooo:rsid="00215d19" officeooo:paragraph-rsid="00215d19"/>
    </style:style>
    <style:style style:name="P34" style:family="paragraph" style:parent-style-name="Text_20_body">
      <style:paragraph-properties fo:text-align="justify" style:justify-single-word="false"/>
      <style:text-properties fo:language="fr" fo:country="FR" officeooo:rsid="002a19b3" officeooo:paragraph-rsid="002a19b3"/>
    </style:style>
    <style:style style:name="P35" style:family="paragraph" style:parent-style-name="Text_20_body" style:list-style-name="L6">
      <style:paragraph-properties fo:text-align="justify" style:justify-single-word="false"/>
      <style:text-properties fo:language="fr" fo:country="FR" officeooo:rsid="002a19b3" officeooo:paragraph-rsid="002a19b3"/>
    </style:style>
    <style:style style:name="P36" style:family="paragraph" style:parent-style-name="Text_20_body" style:list-style-name="L6">
      <style:paragraph-properties fo:text-align="justify" style:justify-single-word="false"/>
      <style:text-properties fo:language="fr" fo:country="FR" officeooo:rsid="002c033a" officeooo:paragraph-rsid="002c033a"/>
    </style:style>
    <style:style style:name="P37" style:family="paragraph" style:parent-style-name="Text_20_body" style:list-style-name="L6">
      <style:paragraph-properties fo:text-align="justify" style:justify-single-word="false"/>
      <style:text-properties fo:language="fr" fo:country="FR" officeooo:rsid="002dae7d" officeooo:paragraph-rsid="002dae7d"/>
    </style:style>
    <style:style style:name="P38" style:family="paragraph" style:parent-style-name="Text_20_body">
      <style:paragraph-properties fo:text-align="justify" style:justify-single-word="false"/>
      <style:text-properties fo:language="fr" fo:country="FR" officeooo:rsid="003143d0" officeooo:paragraph-rsid="003143d0"/>
    </style:style>
    <style:style style:name="P39" style:family="paragraph" style:parent-style-name="Text_20_body" style:list-style-name="L7">
      <style:paragraph-properties fo:text-align="justify" style:justify-single-word="false"/>
      <style:text-properties fo:language="fr" fo:country="FR" officeooo:rsid="003143d0" officeooo:paragraph-rsid="003143d0"/>
    </style:style>
    <style:style style:name="P40" style:family="paragraph" style:parent-style-name="Text_20_body">
      <style:text-properties fo:language="fr" fo:country="FR" officeooo:paragraph-rsid="0031fe76"/>
    </style:style>
    <style:style style:name="P41" style:family="paragraph" style:parent-style-name="Text_20_body" style:list-style-name="L8">
      <style:text-properties fo:language="fr" fo:country="FR" officeooo:rsid="0031fe76" officeooo:paragraph-rsid="0031fe76"/>
    </style:style>
    <style:style style:name="P42" style:family="paragraph" style:parent-style-name="Text_20_body" style:list-style-name="L8">
      <style:text-properties fo:language="fr" fo:country="FR" officeooo:rsid="0033ab74" officeooo:paragraph-rsid="0033ab74"/>
    </style:style>
    <style:style style:name="P43" style:family="paragraph" style:parent-style-name="Text_20_body" style:list-style-name="L8">
      <style:text-properties fo:language="fr" fo:country="FR" officeooo:rsid="0033ba49" officeooo:paragraph-rsid="0033ba49"/>
    </style:style>
    <style:style style:name="P44" style:family="paragraph" style:parent-style-name="Text_20_body">
      <style:text-properties fo:language="fr" fo:country="FR" officeooo:rsid="0033ba49" officeooo:paragraph-rsid="0033ba49"/>
    </style:style>
    <style:style style:name="P45" style:family="paragraph" style:parent-style-name="Text_20_body" style:list-style-name="L9">
      <style:paragraph-properties fo:text-align="justify" style:justify-single-word="false"/>
      <style:text-properties fo:language="fr" fo:country="FR" officeooo:rsid="00346f48" officeooo:paragraph-rsid="00346f48"/>
    </style:style>
    <style:style style:name="P46" style:family="paragraph" style:parent-style-name="Text_20_body" style:list-style-name="L9">
      <style:paragraph-properties fo:text-align="justify" style:justify-single-word="false"/>
      <style:text-properties fo:language="fr" fo:country="FR" officeooo:rsid="00349450" officeooo:paragraph-rsid="00349450"/>
    </style:style>
    <style:style style:name="P47" style:family="paragraph" style:parent-style-name="Text_20_body">
      <style:paragraph-properties fo:text-align="justify" style:justify-single-word="false"/>
      <style:text-properties officeooo:paragraph-rsid="0022d695"/>
    </style:style>
    <style:style style:name="P48" style:family="paragraph" style:parent-style-name="Text_20_body" style:list-style-name="L5">
      <style:paragraph-properties fo:text-align="justify" style:justify-single-word="false"/>
      <style:text-properties officeooo:rsid="0022d695" officeooo:paragraph-rsid="0022d695"/>
    </style:style>
    <style:style style:name="P49" style:family="paragraph" style:parent-style-name="Text_20_body" style:list-style-name="L5">
      <style:paragraph-properties fo:text-align="justify" style:justify-single-word="false"/>
      <style:text-properties officeooo:rsid="00275e42" officeooo:paragraph-rsid="00275e42"/>
    </style:style>
    <style:style style:name="P50" style:family="paragraph" style:parent-style-name="Text_20_body" style:list-style-name="L5">
      <style:paragraph-properties fo:text-align="justify" style:justify-single-word="false"/>
      <style:text-properties officeooo:rsid="0028ce9e" officeooo:paragraph-rsid="0028ce9e"/>
    </style:style>
    <style:style style:name="P51" style:family="paragraph" style:parent-style-name="Text_20_body">
      <style:text-properties officeooo:paragraph-rsid="00346f48"/>
    </style:style>
    <style:style style:name="P52" style:family="paragraph" style:parent-style-name="Heading_20_1">
      <style:paragraph-properties fo:text-align="center" style:justify-single-word="false"/>
      <style:text-properties fo:language="fr" fo:country="FR"/>
    </style:style>
    <style:style style:name="P53" style:family="paragraph" style:parent-style-name="Subtitle">
      <style:paragraph-properties fo:text-align="center" style:justify-single-word="false"/>
      <style:text-properties fo:language="fr" fo:country="FR" fo:font-style="italic" officeooo:rsid="001673f5" officeooo:paragraph-rsid="001673f5" style:font-style-asian="italic" style:font-style-complex="italic"/>
    </style:style>
    <style:style style:name="P5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cd0e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acd0e" style:font-weight-asian="normal" style:font-weight-complex="normal"/>
    </style:style>
    <style:style style:name="T5" style:family="text">
      <style:text-properties officeooo:rsid="001acd0e"/>
    </style:style>
    <style:style style:name="T6" style:family="text">
      <style:text-properties style:text-position="super 58%"/>
    </style:style>
    <style:style style:name="T7" style:family="text">
      <style:text-properties style:text-underline-style="solid" style:text-underline-width="auto" style:text-underline-color="font-color" officeooo:rsid="001acd0e"/>
    </style:style>
    <style:style style:name="T8" style:family="text">
      <style:text-properties fo:language="fr" fo:country="FR"/>
    </style:style>
    <style:style style:name="T9" style:family="text">
      <style:text-properties fo:language="fr" fo:country="FR" officeooo:rsid="0022d695"/>
    </style:style>
    <style:style style:name="T10" style:family="text">
      <style:text-properties style:text-position="0% 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2" text:outline-level="1">CM 4 : Indexer : du langage naturel au langage documentaire</text:h>
      <text:p text:style-name="P14"/>
      <text:p text:style-name="P53">Les outils intellectuels pour classer et décrire les savoirs avec des langages documentaires</text:p>
      <text:p text:style-name="P14"/>
      <text:p text:style-name="P14"><draw:line text:anchor-type="paragraph" draw:z-index="0" draw:name="Shape1" draw:style-name="gr1" draw:text-style-name="P54" svg:x1="-0.0181in" svg:y1="0.0783in" svg:x2="6.8256in" svg:y2="0.0783in"><text:p/></draw:line></text:p>
      <text:h text:style-name="P10" text:outline-level="2">1) Les langages documentaires</text:h>
      <text:h text:style-name="P1" text:outline-level="3"/>
      <text:h text:style-name="P1" text:outline-level="3">1.1 : Les langages documentaires : quoi et pourquoi ?</text:h>
      <text:p text:style-name="P19"/>
      <text:p text:style-name="P15">Définition ADBS :</text:p>
      <text:list xml:id="list131918499" text:style-name="L1">
        <text:list-item>
          <text:p text:style-name="P16">Langage contrôlé et normalisé utilisé dans un système documentaire pour l’indexation et la recherche.</text:p>
        </text:list-item>
        <text:list-item>
          <text:p text:style-name="P17">Un langage documentaire permet de représenter de manière <text:span text:style-name="T1">univoque</text:span> les notions identifiées dans les documents et dans les demandes des utilisateurs, en prescrivant une liste de termes ou d’indices, et leurs règles d’utilisation.</text:p>
          <text:list>
            <text:list-item>
              <text:p text:style-name="P17">→ Servent à indexer ET à chercher les documents</text:p>
            </text:list-item>
            <text:list-item>
              <text:p text:style-name="P17">→ Évitent la polysémie, la synonymie et permettent plus de précision</text:p>
            </text:list-item>
          </text:list>
        </text:list-item>
      </text:list>
      <text:p text:style-name="P18"/>
      <text:p text:style-name="P18"/>
      <text:h text:style-name="P2" text:outline-level="3">1.2 Les langages documentaires : finalité</text:h>
      <text:p text:style-name="P20"><text:tab/></text:p>
      <text:list xml:id="list4248828749" text:style-name="L2">
        <text:list-item>
          <text:p text:style-name="P23">Pallient les ambiguïtés du langage naturel : imprécision, synonymie et polysémie</text:p>
        </text:list-item>
        <text:list-item>
          <text:p text:style-name="P23">Normés et contrôlés, ils ont une visée pratique : permettre l’interrogation, donc la recherche d’information <text:span text:style-name="T1">sans ambiguïté</text:span> (donc sans bruit)</text:p>
        </text:list-item>
        <text:list-item>
          <text:p text:style-name="P23">Assurent une médiation. Dans le flux d’informations, ils constituent des outils permettant l’accès aux documents</text:p>
        </text:list-item>
      </text:list>
      <text:p text:style-name="P24"/>
      <text:h text:style-name="P3" text:outline-level="3"/>
      <text:h text:style-name="P7" text:outline-level="3">1.3 Les langages documentaires : Typologie</text:h>
      <text:p text:style-name="P20"/>
      <text:p text:style-name="P24">On distingue trois types de langages documentaires :</text:p>
      <text:list xml:id="list1267649987" text:style-name="L3">
        <text:list-item>
          <text:p text:style-name="P25">Les classifications </text:p>
          <text:list>
            <text:list-item>
              <text:p text:style-name="P25">Permet l’organisation d’un ou plusieurs domaines de la connaissance en un système ordonné de classes et sous-classes (CDU / Dewey).</text:p>
            </text:list-item>
          </text:list>
        </text:list-item>
        <text:list-item>
          <text:p text:style-name="P26">Les listes d’autorités :</text:p>
          <text:list>
            <text:list-item>
              <text:p text:style-name="P26">Liste des termes normalisés, soit des mots matières, soit des noms propres, qui doivent être obligatoirement et nécessairement utilisés dans l’indexation (RAMEAU).</text:p>
            </text:list-item>
          </text:list>
        </text:list-item>
        <text:list-item>
          <text:p text:style-name="P26">Les thesaurus :</text:p>
          <text:list>
            <text:list-item>
              <text:p text:style-name="P26">Liste organisée de termes normalisés (descripteurs et non-descripteurs), reliés entre-eux par des relations sémantiques (générique, associé, équivalent ou employé pour)</text:p>
            </text:list-item>
          </text:list>
        </text:list-item>
      </text:list>
      <text:h text:style-name="P11" text:outline-level="2"><text:span text:style-name="T7">2) Les classifications</text:span></text:h>
      <text:p text:style-name="P27"><text:span text:style-name="T7"/></text:p>
      <text:p text:style-name="P21">“<text:span text:style-name="T5">Considérer les classements et classifications comme outils </text:span><text:span text:style-name="T2">sociotechniques </text:span><text:span text:style-name="T4">et </text:span><text:span text:style-name="T2">politiques</text:span><text:span text:style-name="T4"> visant une certaine maîtrise du monde, face à l’infini, à l’incommensurable et à l’inclassable”</text:span></text:p>
      <text:p text:style-name="P28"><text:span text:style-name="T3">Liquète, V. &amp; Kovacs, S. (2013). La lutte des classements : </text:span></text:p>
      <text:p text:style-name="P28"><text:span text:style-name="T3">Introduction générale. Hermès, La Revue, N°66, p 9-15.</text:span></text:p>
      <text:h text:style-name="P4" text:outline-level="3">2.1 Classer : d’un besoin anthropologique à une forme de pouvoir (Y. MAURY)</text:h>
      <text:p text:style-name="P21"/>
      <text:list xml:id="list2089493521" text:style-name="L4">
        <text:list-item>
          <text:p text:style-name="P29">Un besoin anthropologique</text:p>
          <text:list>
            <text:list-item>
              <text:p text:style-name="P29">Classer permet d’élucider les savoirs et de les rendre appropriables</text:p>
            </text:list-item>
            <text:list-item>
              <text:p text:style-name="P30">Besoin encore plus fort au XIX<text:span text:style-name="T6">ème</text:span> siècle avec le développement de découvertes et de leur corollaire, les techniques</text:p>
            </text:list-item>
          </text:list>
        </text:list-item>
        <text:list-item>
          <text:p text:style-name="P30">Une forme de contrôle : découpage et hiérarchisation des savoirs expriment une volonté de contrôle, de maîtrise du monde via leur ordonnancement.</text:p>
          <text:list>
            <text:list-item>
              <text:p text:style-name="P30">« Des activités de mise en ordre du monde qui induisent un exercice intellectuel et un exercice du pouvoir. »</text:p>
              <text:list>
                <text:list-item>
                  <text:p text:style-name="P31">Choix et utilisation des outils instituent une normativité</text:p>
                </text:list-item>
                <text:list-item>
                  <text:p text:style-name="P32">Outils = matérialisent des valeurs et les font circuler</text:p>
                </text:list-item>
                <text:list-item>
                  <text:p text:style-name="P33">En fonction des époques et des lieux, des savoirs sont estimés légitimes, d’autres ignorés ou minorés</text:p>
                </text:list-item>
              </text:list>
            </text:list-item>
          </text:list>
        </text:list-item>
      </text:list>
      <text:h text:style-name="P8" text:outline-level="3">2.2 Dewey et CDU : Deux classifications à structures hiérarchiques</text:h>
      <text:p text:style-name="P47"><text:span text:style-name="T9"/></text:p>
      <text:list xml:id="list272300076" text:style-name="L5">
        <text:list-item>
          <text:p text:style-name="P48"><text:span text:style-name="T8">C’est un découpage à priori des savoirs : les termes sont inscrits par domaine, dans des classes qui elles-mêmes sont subdivisées… jusqu’à parvenir à une granularité fine de description des documents.</text:span></text:p>
        </text:list-item>
        <text:list-item>
          <text:p text:style-name="P49"><text:span text:style-name="T8">Conçus pour la recherche par domaine</text:span></text:p>
        </text:list-item>
        <text:list-item>
          <text:p text:style-name="P49"><text:span text:style-name="T8">Inconvénient : les classifications dispersent les documents (pouvant avoir certains liens)</text:span></text:p>
          <text:list>
            <text:list-item>
              <text:p text:style-name="P50"><text:span text:style-name="T8">exemple : le thème « gaz ». Des documents peuvent se retrouver dans les catégories : chimie, économie, géologie, relations internationales…</text:span></text:p>
            </text:list-item>
          </text:list>
        </text:list-item>
      </text:list>
      <text:p text:style-name="P12">Historique rapide</text:p>
      <text:p text:style-name="P34"/>
      <text:list xml:id="list4006384469" text:style-name="L6">
        <text:list-item>
          <text:p text:style-name="P35">Fondement : mise en ordre générale des connaissances, c’est-à-dire du besoin de passer :</text:p>
          <text:list>
            <text:list-item>
              <text:p text:style-name="P35">d’une mémoire scientifique non structurée,</text:p>
            </text:list-item>
            <text:list-item>
              <text:p text:style-name="P35">à une organisation structurée du savoir.</text:p>
            </text:list-item>
          </text:list>
        </text:list-item>
        <text:list-item>
          <text:p text:style-name="P36">Fin du XIX<text:span text:style-name="T6">ème </text:span><text:span text:style-name="T10">siècle :</text:span></text:p>
          <text:list>
            <text:list-item>
              <text:p text:style-name="P36"><text:span text:style-name="T10">A cette époque, les bibliothèques constituaient les principaux gisements du savoir.</text:span></text:p>
            </text:list-item>
            <text:list-item>
              <text:p text:style-name="P37"><text:span text:style-name="T10">Les documents étaient regroupés physiquement en fonction de leurs contenus.</text:span></text:p>
            </text:list-item>
            <text:list-item>
              <text:p text:style-name="P37"><text:span text:style-name="T10">C’est pour répondre à ce besoin d’organisation, qu’ont été inventées des classifications universelles.</text:span></text:p>
            </text:list-item>
          </text:list>
        </text:list-item>
      </text:list>
      <text:p text:style-name="P13">Leur forme</text:p>
      <text:p text:style-name="P38"/>
      <text:list xml:id="list2959885104" text:style-name="L7">
        <text:list-item>
          <text:p text:style-name="P39">Les concepts sont représentés sous forme d’arbre → structure d’arborescence</text:p>
          <text:list>
            <text:list-item>
              <text:p text:style-name="P39">Chaque notion est située : </text:p>
              <text:list>
                <text:list-item>
                  <text:p text:style-name="P39">dans une branche précise</text:p>
                </text:list-item>
                <text:list-item>
                  <text:p text:style-name="P39">à un niveau de précision déterminée</text:p>
                </text:list-item>
              </text:list>
            </text:list-item>
          </text:list>
        </text:list-item>
        <text:list-item>
          <text:p text:style-name="P39">L’indexation est en langage codé : code alphabétique, numérique ou alphanumérique</text:p>
        </text:list-item>
      </text:list>
      <text:p text:style-name="P38"/>
      <text:h text:style-name="P5" text:outline-level="3"/>
      <text:h text:style-name="P9" text:outline-level="3">2.2.1 : DEWEY : La classification décimale universelle</text:h>
      <text:p text:style-name="P40"/>
      <text:list xml:id="list1439282911" text:style-name="L8">
        <text:list-item>
          <text:p text:style-name="P41">Créée par Melvil DEWEY en 1876, utilisée dans 135 pays, traduite dans plus de 30 langues (dernièrement traductions en arabe, chinois et turc)</text:p>
        </text:list-item>
        <text:list-item>
          <text:p text:style-name="P41">Aux États-Unis, 95 % des bibliothèques publique l’ont adoptée, ainsi que 25 % des bibliothèques universitaires et 20 % des centres de documentaires.</text:p>
        </text:list-item>
        <text:list-item>
          <text:p text:style-name="P41">Une classification est désormais un critère de recherche reconnu par certains moteurs de recherche sur le WEB :</text:p>
          <text:list>
            <text:list-item>
              <text:p text:style-name="P41">WebDewey est la version internet de la base de données de la CDD (Classification Décimale Dewey), elle permet d’explorer de manière institutive ….</text:p>
            </text:list-item>
          </text:list>
        </text:list-item>
        <text:list-item>
          <text:p text:style-name="P42">La structure des premières éditions était basée sur le schéma de structuration du savoir humain inspiré par Francis BACON.</text:p>
          <text:list>
            <text:list-item>
              <text:p text:style-name="P42">BACON 1605, division des savoirs selon « les 3 parties de l’entendement humain », les connaissances étant rapportées non à leur contenu mais à l’ordre des facultés cognitives :</text:p>
              <text:list>
                <text:list-item>
                  <text:p text:style-name="P42">Histoire / Mémoire</text:p>
                </text:list-item>
                <text:list-item>
                  <text:p text:style-name="P42">Poésie / Imagination</text:p>
                </text:list-item>
                <text:list-item>
                  <text:p text:style-name="P42">Philosophie / Raison</text:p>
                </text:list-item>
              </text:list>
            </text:list-item>
            <text:list-item>
              <text:p text:style-name="P42">Disciplines liées à la mémoire (histoire et géographie) ; celles liées à la création (arts &amp; techniques) ; celles liées à la raison (philosophie, théologie, mathématiques).</text:p>
            </text:list-item>
          </text:list>
        </text:list-item>
        <text:list-item>
          <text:p text:style-name="P43">En inversant cet ordre, la CDD répartit le savoir en dix grandes classes, à le tour divisées en cent divisions, puis en une multitude de sections et sous-sections.</text:p>
        </text:list-item>
      </text:list>
      <text:p text:style-name="P44"/>
      <text:h text:style-name="P6" text:outline-level="3">2.2.2 La CDU</text:h>
      <text:p text:style-name="P51"/>
      <text:list xml:id="list715561181" text:style-name="L9">
        <text:list-item>
          <text:p text:style-name="P45">Deux avocats belges <text:span text:style-name="T1">Paul Orlet</text:span> (1868 – 1944) et <text:span text:style-name="T1">Henry La Fontaine</text:span> (1853 – 1943), fondateurs de l’Institut International de Bibliographie en 1895, adoptent et assouplissent la classification Dewey, avec son autorisation, pour intégrer tout type de document (monographie, article, objet muséal…)</text:p>
        </text:list-item>
        <text:list-item>
          <text:p text:style-name="P46">La <text:span text:style-name="T1">Classification Décimale Universelle</text:span> à partir de 1927</text:p>
          <text:list>
            <text:list-item>
              <text:p text:style-name="P46">150 000 sujets</text:p>
            </text:list-item>
            <text:list-item>
              <text:p text:style-name="P46">traduite dans une vingtaine de langues différentes</text:p>
            </text:list-item>
          </text:list>
        </text:list-item>
        <text:list-item>
          <text:p text:style-name="P46">Accessible sur :</text:p>
          <text:list>
            <text:list-item>
              <text:p text:style-name="P46"/>
            </text:list-item>
          </text:list>
        </text:list-item>
      </text:list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5T08:29:41.763680004</meta:creation-date>
    <dc:date>2021-10-05T09:38:45.903260834</dc:date>
    <meta:editing-duration>PT1H8M55S</meta:editing-duration>
    <meta:editing-cycles>25</meta:editing-cycles>
    <meta:generator>LibreOffice/6.0.7.3$Linux_X86_64 LibreOffice_project/00m0$Build-3</meta:generator>
    <meta:document-statistic meta:table-count="0" meta:image-count="0" meta:object-count="0" meta:page-count="4" meta:paragraph-count="73" meta:word-count="917" meta:character-count="5792" meta:non-whitespace-character-count="4994"/>
  </office:meta>
</office:document-meta>
</file>